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cfSymbolFont bliss 2012" svg:font-family="'CcfSymbolFont bliss 20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cfSymbolFont bliss 2012" fo:font-size="32pt" officeooo:rsid="000fa79c" officeooo:paragraph-rsid="000fa79c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CcfSymbolFont bliss 2012" fo:font-size="32pt" officeooo:rsid="000fa79c" officeooo:paragraph-rsid="00102147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style:font-name="CcfSymbolFont bliss 2012" fo:font-size="32pt" officeooo:rsid="00102147" officeooo:paragraph-rsid="00102147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style:font-name="CcfSymbolFont bliss 2012" fo:font-size="32pt" officeooo:rsid="00102147" officeooo:paragraph-rsid="0010a44f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style:font-name="CcfSymbolFont bliss 2012" fo:font-size="32pt" officeooo:rsid="00102147" officeooo:paragraph-rsid="0010acd6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style:font-name="CcfSymbolFont bliss 2012" fo:font-size="32pt" officeooo:rsid="00102147" officeooo:paragraph-rsid="00144483" style:font-size-asian="32pt" style:font-size-complex="32pt"/>
    </style:style>
    <style:style style:name="P7" style:family="paragraph" style:parent-style-name="Standard">
      <style:paragraph-properties fo:text-align="start" style:justify-single-word="false"/>
      <style:text-properties style:font-name="CcfSymbolFont bliss 2012" fo:font-size="32pt" officeooo:rsid="0010a44f" officeooo:paragraph-rsid="0010a44f" style:font-size-asian="32pt" style:font-size-complex="32pt"/>
    </style:style>
    <style:style style:name="P8" style:family="paragraph" style:parent-style-name="Standard">
      <style:paragraph-properties fo:text-align="start" style:justify-single-word="false"/>
      <style:text-properties style:font-name="CcfSymbolFont bliss 2012" fo:font-size="32pt" officeooo:rsid="0010a44f" officeooo:paragraph-rsid="00144483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style:font-name="CcfSymbolFont bliss 2012" fo:font-size="32pt" officeooo:rsid="00119faa" officeooo:paragraph-rsid="00119faa" style:font-size-asian="32pt" style:font-size-complex="32pt"/>
    </style:style>
    <style:style style:name="P10" style:family="paragraph" style:parent-style-name="Standard">
      <style:paragraph-properties fo:text-align="center" style:justify-single-word="false"/>
      <style:text-properties style:font-name="CcfSymbolFont bliss 2012" fo:font-size="32pt" officeooo:rsid="00119faa" officeooo:paragraph-rsid="0012fa97" style:font-size-asian="32pt" style:font-size-complex="32pt"/>
    </style:style>
    <style:style style:name="P11" style:family="paragraph" style:parent-style-name="Standard">
      <style:paragraph-properties fo:text-align="start" style:justify-single-word="false"/>
      <style:text-properties style:font-name="CcfSymbolFont bliss 2012" fo:font-size="12pt" officeooo:rsid="00102147" officeooo:paragraph-rsid="0010214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cfSymbolFont bliss 2012" fo:font-size="12pt" officeooo:rsid="00102147" officeooo:paragraph-rsid="0010a44f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cfSymbolFont bliss 2012" fo:font-size="12pt" officeooo:rsid="00102147" officeooo:paragraph-rsid="0010acd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cfSymbolFont bliss 2012" fo:font-size="12pt" officeooo:rsid="00102147" officeooo:paragraph-rsid="0014448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cfSymbolFont bliss 2012" fo:font-size="12pt" officeooo:rsid="0010a44f" officeooo:paragraph-rsid="0010214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cfSymbolFont bliss 2012" fo:font-size="12pt" officeooo:rsid="0010a44f" officeooo:paragraph-rsid="0010a44f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cfSymbolFont bliss 2012" fo:font-size="12pt" officeooo:rsid="0010acd6" officeooo:paragraph-rsid="0010acd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cfSymbolFont bliss 2012" fo:font-size="12pt" officeooo:rsid="00119faa" officeooo:paragraph-rsid="00119faa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cfSymbolFont bliss 2012" fo:font-size="12pt" officeooo:rsid="0012fa97" officeooo:paragraph-rsid="0012fa97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CcfSymbolFont bliss 2012" fo:font-size="12pt" officeooo:rsid="0012fa97" officeooo:paragraph-rsid="0012fa97" style:font-size-asian="10.5pt" style:font-size-complex="12pt"/>
    </style:style>
    <style:style style:name="P21" style:family="paragraph" style:parent-style-name="Standard">
      <style:text-properties style:font-name="CcfSymbolFont bliss 2012" officeooo:rsid="000fa79c" officeooo:paragraph-rsid="000fa79c"/>
    </style:style>
    <style:style style:name="P22" style:family="paragraph" style:parent-style-name="Standard">
      <style:text-properties style:font-name="CcfSymbolFont bliss 2012" officeooo:rsid="00102147" officeooo:paragraph-rsid="00102147"/>
    </style:style>
    <style:style style:name="P23" style:family="paragraph" style:parent-style-name="Standard">
      <style:paragraph-properties fo:text-align="center" style:justify-single-word="false"/>
      <style:text-properties style:font-name="CcfSymbolFont bliss 2012" fo:font-weight="bold" officeooo:rsid="000fa79c" officeooo:paragraph-rsid="000fa79c" style:font-weight-asian="bold" style:font-weight-complex="bold"/>
    </style:style>
    <style:style style:name="T1" style:family="text">
      <style:text-properties officeooo:rsid="000fa79c"/>
    </style:style>
    <style:style style:name="T2" style:family="text">
      <style:text-properties officeooo:rsid="00102147"/>
    </style:style>
    <style:style style:name="T3" style:family="text">
      <style:text-properties officeooo:rsid="0010a44f"/>
    </style:style>
    <style:style style:name="T4" style:family="text">
      <style:text-properties officeooo:rsid="0010acd6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officeooo:rsid="00119faa"/>
    </style:style>
    <style:style style:name="T7" style:family="text">
      <style:text-properties officeooo:rsid="0012fa97"/>
    </style:style>
    <style:style style:name="T8" style:family="text">
      <style:text-properties officeooo:rsid="001444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sing indicators</text:p>
      <text:p text:style-name="P21"/>
      <text:p text:style-name="P22">Some of the symbols in the font come with indicators already in the correct position. For example:</text:p>
      <text:p text:style-name="P2"><text:span text:style-name="T2"></text:span> <text:span text:style-name="T2"></text:span>   </text:p>
      <text:p text:style-name="P11">Then I heard them sing.</text:p>
      <text:p text:style-name="P11"><text:s/></text:p>
      <text:p text:style-name="P14">And often we do not need the indicators <text:span text:style-name="T4">anyway</text:span>, because we know whether a symbol is being used as a <text:span text:style-name="T5"></text:span> <text:s/>thing, <text:span text:style-name="T5"></text:span> action, or <text:span text:style-name="T5"></text:span> <text:span text:style-name="T8">value-</text:span>modifie<text:span text:style-name="T8">r</text:span> by how it is positioned and used in the sentence:</text:p>
      <text:p text:style-name="P3"> <text:span text:style-name="T1"> </text:span> </text:p>
      <text:p text:style-name="P11">Yesterday I heard a song.</text:p>
      <text:p text:style-name="P15"/>
      <text:p text:style-name="P11"/>
      <text:p text:style-name="P12">But what about plurals?</text:p>
      <text:p text:style-name="P6"> <text:span text:style-name="T1"> </text:span> <text:span text:style-name="T8"></text:span> </text:p>
      <text:p text:style-name="P12"><text:span text:style-name="T3">Today I hear 3 songs.</text:span></text:p>
      <text:p text:style-name="P13"/>
      <text:p text:style-name="P13"><text:span text:style-name="T3">According to Semantography, p243, a plural indicator is not needed here, because the number 3 tells us that the number of the songs is plural. </text:span></text:p>
      <text:p text:style-name="P13"><text:span text:style-name="T3">Similarly:</text:span></text:p>
      <text:p text:style-name="P8"> <text:span text:style-name="T2">    <text:s text:c="2"/></text:span></text:p>
      <text:p text:style-name="P17">Tomorrow I will hear many songs. <text:s/></text:p>
      <text:p text:style-name="P17">The symbol <text:span text:style-name="T5"> </text:span>makes the plural indicator unnecessary here <text:span text:style-name="T8">also.</text:span></text:p>
      <text:p text:style-name="P17"/>
      <text:p text:style-name="P17">Adding an indicator is probably unnecessary in most cases. <text:s/>If you decide to add an indicator, you have the option of placing it in fro<text:span text:style-name="T6">nt</text:span> of the Blissword, or just after it. <text:s/></text:p>
      <text:p text:style-name="P17"/>
      <text:p text:style-name="P9">   </text:p>
      <text:p text:style-name="P20">Then I sa<text:span text:style-name="T8">w</text:span> a ghost.</text:p>
      <text:p text:style-name="P9"/>
      <text:p text:style-name="P10">   <text:s text:c="7"/><text:span text:style-name="T7"></text:span> <text:s text:c="7"/>   </text:p>
      <text:p text:style-name="P20">Then a ghost appeared.</text:p>
      <text:p text:style-name="P17"/>
      <text:p text:style-name="P18">I think that placing the indicator after <text:span text:style-name="T7">the Blissword</text:span> is easier to read, so that is my preference <text:span text:style-name="T7">if an indicator is needed</text:span>. <text:s/><text:span text:style-name="T7">But my first preference is to avoid using indicators whenever possible!</text:span></text:p>
      <text:p text:style-name="P19"/>
      <text:p text:style-name="P19"/>
      <text:p text:style-name="P19"><text:soft-page-break/></text:p>
      <text:p text:style-name="P17"/>
      <text:p text:style-name="P5"/>
      <text:p text:style-name="P5"/>
      <text:p text:style-name="P4"/>
      <text:p text:style-name="P7"/>
      <text:p text:style-name="P11"/>
      <text:p text:style-name="P11"/>
      <text:p text:style-name="P16">plural – 105, 120, 243</text:p>
      <text:p text:style-name="P11"/>
      <text:p text:style-name="P11"/>
      <text:p text:style-name="P11"/>
      <text:p text:style-name="P11"/>
      <text:p text:style-name="P11"/>
      <text:p text:style-name="P11"/>
      <text:p text:style-name="P11">Unfortunately, this is not always true. <text:s/></text:p>
      <text:p text:style-name="P1"/>
      <text:p text:style-name="P1">  </text:p>
      <text:p text:style-name="P1"/>
      <text:p text:style-name="P1">  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cfSymbolFont bliss 2012" svg:font-family="'CcfSymbolFont bliss 20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o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o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-Mint </meta:initial-creator>
    <meta:creation-date>2015-08-15T22:22:40.259711883</meta:creation-date>
    <dc:date>2015-08-16T00:08:30.515054790</dc:date>
    <dc:creator>Kati-Mint </dc:creator>
    <meta:editing-duration>PT27M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6" meta:word-count="252" meta:character-count="1218" meta:non-whitespace-character-count="975"/>
  </office:meta>
</office:document-meta>
</file>